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5cm" fo:min-width="17.28cm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2.167cm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16.391cm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1.405cm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16.899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385cm" fo:min-width="4.834cm"/>
    </style:style>
    <style:style style:name="gr7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0.635cm" svg:x="0cm" svg:y="1.27cm">
          <text:p text:style-name="P1">100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0.635cm" svg:x="0.381cm" svg:y="2.032cm">
          <text:p text:style-name="P1">100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891cm" svg:height="0.635cm" svg:x="0.635cm" svg:y="2.794cm">
          <text:p text:style-name="P1">100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0.635cm" svg:x="0.889cm" svg:y="3.556cm">
          <text:p text:style-name="P1">100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7.399cm" svg:height="0.635cm" svg:x="1.905cm" svg:y="4.318cm">
          <text:p text:style-name="P1">100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0.635cm" svg:x="4.318cm" svg:y="5.08cm">
          <text:p text:style-name="P1">100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0.635cm" svg:x="6.731cm" svg:y="5.842cm">
          <text:p text:style-name="P1">100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0.635cm" svg:x="12.065cm" svg:y="6.604cm">
          <text:p text:style-name="P1">100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0.635cm" svg:x="16.129cm" svg:y="7.366cm">
          <text:p text:style-name="P1">1009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334cm" svg:height="0.635cm" svg:x="13.081cm" svg:y="8.128cm">
          <text:p text:style-name="P1">Snapshot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5.621cm" svg:y1="1.016cm" svg:x2="15.621cm" svg:y2="8.1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13T05:44:33.339307659</dc:date>
    <meta:editing-duration>PT1H49M44S</meta:editing-duration>
    <meta:editing-cycles>18</meta:editing-cycles>
    <meta:generator>LibreOffice/5.1.4.2$Linux_X86_64 LibreOffice_project/10m0$Build-2</meta:generator>
    <meta:document-statistic meta:object-count="11"/>
  </office:meta>
</office:document-meta>
</file>